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DejaVu Sans Mono1" fo:font-size="28pt" style:font-size-asian="28pt" style:font-size-complex="28pt"/>
    </style:style>
    <style:style style:name="P2" style:family="paragraph">
      <style:text-properties style:font-name="DejaVu Sans Mono1" fo:font-size="22pt" style:font-size-asian="22pt" style:font-size-complex="22pt"/>
    </style:style>
    <style:style style:name="T1" style:family="text">
      <style:text-properties fo:color="#000000" style:font-name="DejaVu Sans Mono1" fo:font-size="28pt" style:font-size-asian="28pt" style:font-size-complex="28pt"/>
    </style:style>
    <style:style style:name="T2" style:family="text">
      <style:text-properties style:font-name="DejaVu Sans Mono1" fo:font-size="28pt" style:font-size-asian="28pt" style:font-size-complex="28pt"/>
    </style:style>
    <style:style style:name="T3" style:family="text">
      <style:text-properties fo:color="#3333ff" style:font-name="DejaVu Sans Mono1" fo:font-size="28pt" style:font-size-asian="28pt" style:font-size-complex="28pt"/>
    </style:style>
    <style:style style:name="T4" style:family="text">
      <style:text-properties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66cm" svg:height="3.707cm" svg:x="1.866cm" svg:y="1.537cm">
          <draw:text-box>
            <text:p><text:span text:style-name="T1">1</text:span><text:span text:style-name="T2"> </text:span><text:span text:style-name="T3">0 0</text:span></text:p>
            <text:p><text:span text:style-name="T1">0</text:span><text:span text:style-name="T2"> </text:span><text:span text:style-name="T3">1 0</text:span></text:p>
            <text:p><text:span text:style-name="T3">0</text:span><text:span text:style-name="T2"> </text:span><text:span text:style-name="T1">0</text:span><text:span text:style-name="T3"> 1</text:span></text:p>
          </draw:text-box>
        </draw:frame>
        <draw:frame draw:style-name="gr1" draw:text-style-name="P2" draw:layer="layout" svg:width="4.693cm" svg:height="1.157cm" svg:x="6.605cm" svg:y="2.712cm">
          <draw:text-box>
            <text:p><text:span text:style-name="T4">(0, 1, 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3:43:27.635271898</meta:creation-date>
    <dc:date>2016-08-28T14:24:37.373837837</dc:date>
    <dc:creator>elucterio </dc:creator>
    <meta:editing-duration>PT7M59S</meta:editing-duration>
    <meta:editing-cycles>14</meta:editing-cycles>
    <meta:generator>LibreOffice/4.2.8.2$Linux_X86_64 LibreOffice_project/420m0$Build-2</meta:generator>
    <meta:document-statistic meta:object-count="2"/>
  </office:meta>
</office:document-meta>
</file>